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6827in"/>
    </style:style>
    <style:style style:name="co3" style:family="table-column">
      <style:table-column-properties fo:break-before="auto" style:column-width="1.3161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REBEL</text:p>
          </table:table-cell>
          <table:table-cell office:value-type="string">
            <text:p>609-1889-1-ND</text:p>
          </table:table-cell>
          <table:table-cell table:formula="of:=IF(LEN([.F2])&lt;&gt;0;HYPERLINK(CONCATENATE(&quot;http://search.digikey.com/scripts/DkSearch/dksus.dll?Detail&amp;name=&quot;;[.F2]);[.F2]);&quot;&quot;)" office:value-type="string" office:string-value="609-1889-1-ND">
            <text:p>609-1889-1-ND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</text:p>
          </table:table-cell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SERIAL</text:p>
          </table:table-cell>
          <table:table-cell office:value-type="string">
            <text:p>CP-2523SJCT-ND</text:p>
          </table:table-cell>
          <table:table-cell table:formula="of:=IF(LEN([.F3])&lt;&gt;0;HYPERLINK(CONCATENATE(&quot;http://search.digikey.com/scripts/DkSearch/dksus.dll?Detail&amp;name=&quot;;[.F3]);[.F3]);&quot;&quot;)" office:value-type="string" office:string-value="CP-2523SJCT-ND">
            <text:p>CP-2523SJCT-ND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5</text:p>
          </table:table-cell>
          <table:table-cell office:value-type="string">
            <text:p>LED-0603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475-1409-1-ND</text:p>
          </table:table-cell>
          <table:table-cell table:formula="of:=IF(LEN([.F4])&lt;&gt;0;HYPERLINK(CONCATENATE(&quot;http://search.digikey.com/scripts/DkSearch/dksus.dll?Detail&amp;name=&quot;;[.F4]);[.F4]);&quot;&quot;)" office:value-type="string" office:string-value="475-1409-1-ND">
            <text:p>475-1409-1-ND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4</text:p>
          </table:table-cell>
          <table:table-cell office:value-type="string">
            <text:p>LED-0603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516-1422-1-ND</text:p>
          </table:table-cell>
          <table:table-cell table:formula="of:=IF(LEN([.F5])&lt;&gt;0;HYPERLINK(CONCATENATE(&quot;http://search.digikey.com/scripts/DkSearch/dksus.dll?Detail&amp;name=&quot;;[.F5]);[.F5]);&quot;&quot;)" office:value-type="string" office:string-value="516-1422-1-ND">
            <text:p>516-1422-1-ND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10])&lt;&gt;0;HYPERLINK(CONCATENATE(&quot;http://search.digikey.com/scripts/DkSearch/dksus.dll?Detail&amp;name=&quot;;[.F10]);[.F10]);&quot;&quot;)" office:value-type="string" office:string-value="XC1252CT-ND">
            <text:p>XC1252CT-ND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8,R17,R16,R2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11])&lt;&gt;0;HYPERLINK(CONCATENATE(&quot;http://search.digikey.com/scripts/DkSearch/dksus.dll?Detail&amp;name=&quot;;[.F11]);[.F11]);&quot;&quot;)" office:value-type="string" office:string-value="RMCF0603JT10K0CT-ND">
            <text:p>RMCF0603JT10K0CT-ND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12])&lt;&gt;0;HYPERLINK(CONCATENATE(&quot;http://search.digikey.com/scripts/DkSearch/dksus.dll?Detail&amp;name=&quot;;[.F12]);[.F12]);&quot;&quot;)" office:value-type="string" office:string-value="P150GCT-ND">
            <text:p>P150GCT-ND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13])&lt;&gt;0;HYPERLINK(CONCATENATE(&quot;http://search.digikey.com/scripts/DkSearch/dksus.dll?Detail&amp;name=&quot;;[.F13]);[.F13]);&quot;&quot;)" office:value-type="string" office:string-value="P100KGCT-ND">
            <text:p>P100KGCT-ND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14])&lt;&gt;0;HYPERLINK(CONCATENATE(&quot;http://search.digikey.com/scripts/DkSearch/dksus.dll?Detail&amp;name=&quot;;[.F14]);[.F14]);&quot;&quot;)" office:value-type="string" office:string-value="RMCF0603JT1K50CT-ND">
            <text:p>RMCF0603JT1K50CT-ND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15])&lt;&gt;0;HYPERLINK(CONCATENATE(&quot;http://search.digikey.com/scripts/DkSearch/dksus.dll?Detail&amp;name=&quot;;[.F15]);[.F15]);&quot;&quot;)" office:value-type="string" office:string-value="P27GCT-ND">
            <text:p>P27GCT-ND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16])&lt;&gt;0;HYPERLINK(CONCATENATE(&quot;http://search.digikey.com/scripts/DkSearch/dksus.dll?Detail&amp;name=&quot;;[.F16]);[.F16]);&quot;&quot;)" office:value-type="string" office:string-value="478-1239-1-ND">
            <text:p>478-1239-1-ND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22,C21,C14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17])&lt;&gt;0;HYPERLINK(CONCATENATE(&quot;http://search.digikey.com/scripts/DkSearch/dksus.dll?Detail&amp;name=&quot;;[.F17]);[.F17]);&quot;&quot;)" office:value-type="string" office:string-value="490-1543-1-ND">
            <text:p>490-1543-1-ND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18])&lt;&gt;0;HYPERLINK(CONCATENATE(&quot;http://search.digikey.com/scripts/DkSearch/dksus.dll?Detail&amp;name=&quot;;[.F18]);[.F18]);&quot;&quot;)" office:value-type="string" office:string-value="490-1403-1-ND">
            <text:p>490-1403-1-ND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9])&lt;&gt;0;HYPERLINK(CONCATENATE(&quot;http://search.digikey.com/scripts/DkSearch/dksus.dll?Detail&amp;name=&quot;;[.F19]);[.F19]);&quot;&quot;)" office:value-type="string" office:string-value="709-1142-1-ND">
            <text:p>709-1142-1-ND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20])&lt;&gt;0;HYPERLINK(CONCATENATE(&quot;http://search.digikey.com/scripts/DkSearch/dksus.dll?Detail&amp;name=&quot;;[.F20]);[.F20]);&quot;&quot;)" office:value-type="string" office:string-value="478-6212-1-ND">
            <text:p>478-6212-1-ND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21])&lt;&gt;0;HYPERLINK(CONCATENATE(&quot;http://search.digikey.com/scripts/DkSearch/dksus.dll?Detail&amp;name=&quot;;[.F21]);[.F21]);&quot;&quot;)" office:value-type="string" office:string-value="478-1215-1-ND">
            <text:p>478-1215-1-ND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22])&lt;&gt;0;HYPERLINK(CONCATENATE(&quot;http://search.digikey.com/scripts/DkSearch/dksus.dll?Detail&amp;name=&quot;;[.F22]);[.F22]);&quot;&quot;)" office:value-type="string" office:string-value="490-1512-1-ND">
            <text:p>490-1512-1-ND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23])&lt;&gt;0;HYPERLINK(CONCATENATE(&quot;http://search.digikey.com/scripts/DkSearch/dksus.dll?Detail&amp;name=&quot;;[.F23]);[.F23]);&quot;&quot;)" office:value-type="string" office:string-value="490-1415-1-ND">
            <text:p>490-1415-1-ND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24])&lt;&gt;0;HYPERLINK(CONCATENATE(&quot;http://search.digikey.com/scripts/DkSearch/dksus.dll?Detail&amp;name=&quot;;[.F24]);[.F24]);&quot;&quot;)" office:value-type="string" office:string-value="P10191CT-ND">
            <text:p>P10191CT-ND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3,D2</text:p>
          </table:table-cell>
          <table:table-cell office:value-type="string">
            <text:p>SOD123</text:p>
          </table:table-cell>
          <table:table-cell office:value-type="float" office:value="2">
            <text:p>2</text:p>
          </table:table-cell>
          <table:table-cell office:value-type="string">
            <text:p>1N5819</text:p>
          </table:table-cell>
          <table:table-cell office:value-type="string">
            <text:p>1N5819HW-FDICT-ND</text:p>
          </table:table-cell>
          <table:table-cell table:formula="of:=IF(LEN([.F25])&lt;&gt;0;HYPERLINK(CONCATENATE(&quot;http://search.digikey.com/scripts/DkSearch/dksus.dll?Detail&amp;name=&quot;;[.F25]);[.F25]);&quot;&quot;)" office:value-type="string" office:string-value="1N5819HW-FDICT-ND">
            <text:p>1N5819HW-FDICT-ND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office:value-type="string">
            <text:p>Schottky</text:p>
          </table:table-cell>
          <table:table-cell office:value-type="string">
            <text:p>MBR0530T1GOSCT-ND</text:p>
          </table:table-cell>
          <table:table-cell table:formula="of:=IF(LEN([.F26])&lt;&gt;0;HYPERLINK(CONCATENATE(&quot;http://search.digikey.com/scripts/DkSearch/dksus.dll?Detail&amp;name=&quot;;[.F26]);[.F26]);&quot;&quot;)" office:value-type="string" office:string-value="MBR0530T1GOSCT-ND">
            <text:p>MBR0530T1GOSCT-ND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1</text:p>
          </table:table-cell>
          <table:table-cell office:value-type="string">
            <text:p>SOIC8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office:value-type="string">
            <text:p>SST25VF040B-80-4I-SAE-ND</text:p>
          </table:table-cell>
          <table:table-cell table:formula="of:=IF(LEN([.F27])&lt;&gt;0;HYPERLINK(CONCATENATE(&quot;http://search.digikey.com/scripts/DkSearch/dksus.dll?Detail&amp;name=&quot;;[.F27]);[.F27]);&quot;&quot;)" office:value-type="string" office:string-value="SST25VF040B-80-4I-SAE-ND">
            <text:p>SST25VF040B-80-4I-SAE-ND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28])&lt;&gt;0;HYPERLINK(CONCATENATE(&quot;http://search.digikey.com/scripts/DkSearch/dksus.dll?Detail&amp;name=&quot;;[.F28]);[.F28]);&quot;&quot;)" office:value-type="string" office:string-value="AT91SAM7S128C-AU-ND">
            <text:p>AT91SAM7S128C-AU-ND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/>
          <table:table-cell table:formula="of:=IF(LEN([.F29])&lt;&gt;0;HYPERLINK(CONCATENATE(&quot;http://search.digikey.com/scripts/DkSearch/dksus.dll?Detail&amp;name=&quot;;[.F29]);[.F29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30])&lt;&gt;0;HYPERLINK(CONCATENATE(&quot;http://search.digikey.com/scripts/DkSearch/dksus.dll?Detail&amp;name=&quot;;[.F30]);[.F30]);&quot;&quot;)" office:value-type="string" office:string-value="BC847CINCT-ND">
            <text:p>BC847CINCT-ND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31])&lt;&gt;0;HYPERLINK(CONCATENATE(&quot;http://search.digikey.com/scripts/DkSearch/dksus.dll?Detail&amp;name=&quot;;[.F31]);[.F31]);&quot;&quot;)" office:value-type="string" office:string-value="P12932SCT-ND">
            <text:p>P12932SCT-ND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32])&lt;&gt;0;HYPERLINK(CONCATENATE(&quot;http://search.digikey.com/scripts/DkSearch/dksus.dll?Detail&amp;name=&quot;;[.F32]);[.F32]);&quot;&quot;)" office:value-type="string" office:string-value="P12932SCT-ND">
            <text:p>P12932SCT-ND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1</text:p>
          </table:table-cell>
          <table:table-cell office:value-type="string">
            <text:p>USB-MINI-B_UX60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table:formula="of:=IF(LEN([.F33])&lt;&gt;0;HYPERLINK(CONCATENATE(&quot;http://search.digikey.com/scripts/DkSearch/dksus.dll?Detail&amp;name=&quot;;[.F33]);[.F33]);&quot;&quot;)" office:value-type="string" office:string-value="H2959CT-ND">
            <text:p>H2959CT-ND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34])&lt;&gt;0;HYPERLINK(CONCATENATE(&quot;http://search.digikey.com/scripts/DkSearch/dksus.dll?Detail&amp;name=&quot;;[.F34]);[.F34]);&quot;&quot;)" office:value-type="string" office:string-value="101-00271-82-1-ND">
            <text:p>101-00271-82-1-ND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35])&lt;&gt;0;HYPERLINK(CONCATENATE(&quot;http://search.digikey.com/scripts/DkSearch/dksus.dll?Detail&amp;name=&quot;;[.F35]);[.F35]);&quot;&quot;)" office:value-type="string" office:string-value="296-19125-1-ND">
            <text:p>296-19125-1-ND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36])&lt;&gt;0;HYPERLINK(CONCATENATE(&quot;http://search.digikey.com/scripts/DkSearch/dksus.dll?Detail&amp;name=&quot;;[.F36]);[.F36]);&quot;&quot;)" office:value-type="string" office:string-value="311-10.0KHRCT-ND">
            <text:p>311-10.0KHRCT-ND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37])&lt;&gt;0;HYPERLINK(CONCATENATE(&quot;http://search.digikey.com/scripts/DkSearch/dksus.dll?Detail&amp;name=&quot;;[.F37]);[.F37]);&quot;&quot;)" office:value-type="string" office:string-value="FPF2005CT-ND">
            <text:p>FPF2005CT-ND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38])&lt;&gt;0;HYPERLINK(CONCATENATE(&quot;http://search.digikey.com/scripts/DkSearch/dksus.dll?Detail&amp;name=&quot;;[.F38]);[.F38]);&quot;&quot;)" office:value-type="string" office:string-value="AP7332-3333W6-7DICT-ND">
            <text:p>AP7332-3333W6-7DICT-ND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[.F39]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FFC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M10052-ND</text:p>
          </table:table-cell>
          <table:table-cell table:formula="of:=IF(LEN([.F40])&lt;&gt;0;HYPERLINK(CONCATENATE(&quot;http://search.digikey.com/scripts/DkSearch/dksus.dll?Detail&amp;name=&quot;;[.F40]);[.F40]);&quot;&quot;)" office:value-type="string" office:string-value="WM10052-ND">
            <text:p>WM10052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9337-ND</text:p>
          </table:table-cell>
          <table:table-cell table:formula="of:=IF(LEN([.F41])&lt;&gt;0;HYPERLINK(CONCATENATE(&quot;http://search.digikey.com/scripts/DkSearch/dksus.dll?Detail&amp;name=&quot;;[.F41]);[.F41]);&quot;&quot;)" office:value-type="string" office:string-value="S9337-ND">
            <text:p>S9337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2])&lt;&gt;0;HYPERLINK(CONCATENATE(&quot;http://search.digikey.com/scripts/DkSearch/dksus.dll?Detail&amp;name=&quot;;[.F42]);[.F42]);&quot;&quot;)" office:value-type="string" office:string-value="S1112E-36-ND">
            <text:p>S1112E-36-ND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06/23/2011</text:date>, <text:time>13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3T13:21:07</dc:date>
    <dc:creator>Kevin Redon</dc:creator>
    <meta:generator>LibreOffice/3.3$Unix LibreOffice_project/330m19$Build-202</meta:generator>
    <meta:editing-duration>PT23M28S</meta:editing-duration>
    <meta:editing-cycles>3</meta:editing-cycles>
    <meta:document-statistic meta:table-count="1" meta:cell-count="273" meta:object-count="0"/>
  </office:meta>
</office:document-meta>
</file>